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501cm" style:rel-width="100%" fo:margin-left="-0.191cm" fo:margin-top="0cm" fo:margin-bottom="0cm" table:align="left" style:writing-mode="lr-tb"/>
    </style:style>
    <style:style style:name="Таблица1.A" style:family="table-column">
      <style:table-column-properties style:column-width="7.28cm" style:rel-column-width="28914*"/>
    </style:style>
    <style:style style:name="Таблица1.B" style:family="table-column">
      <style:table-column-properties style:column-width="4.369cm" style:rel-column-width="17353*"/>
    </style:style>
    <style:style style:name="Таблица1.C" style:family="table-column">
      <style:table-column-properties style:column-width="4.851cm" style:rel-column-width="19268*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="0cm" fo:border="none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a"/>
    </style:style>
    <style:style style:name="Таблица1.C1" style:family="table-cell">
      <style:table-cell-properties style:vertical-align="bottom" fo:padding-left="0.191cm" fo:padding-right="0.191cm" fo:padding-top="0cm" fo:padding-bottom="0cm" fo:border="none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a" fo:border-bottom="0.5pt solid #00000a"/>
    </style:style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8" style:family="paragraph" style:parent-style-name="Standard">
      <style:paragraph-properties fo:line-height="150%"/>
      <style:text-properties fo:font-size="14pt" fo:language="en" fo:country="US" style:text-underline-style="solid" style:text-underline-width="auto" style:text-underline-color="font-color" fo:font-weight="bold" style:font-size-asian="14pt" style:font-weight-asian="bold" style:font-size-complex="14pt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text-properties style:text-underline-style="solid" style:text-underline-width="auto" style:text-underline-color="font-color" fo:font-weight="bold" style:font-weight-asian="bold"/>
    </style:style>
    <style:style style:name="P11" style:family="paragraph" style:parent-style-name="Standard">
      <style:paragraph-properties fo:text-align="center" style:justify-single-word="false"/>
      <style:text-properties officeooo:rsid="001ae0a7" officeooo:paragraph-rsid="001ae0a7"/>
    </style:style>
    <style:style style:name="P12" style:family="paragraph" style:parent-style-name="Standard">
      <style:paragraph-properties fo:line-height="150%"/>
      <style:text-properties officeooo:rsid="001ae0a7" officeooo:paragraph-rsid="001ae0a7"/>
    </style:style>
    <style:style style:name="P13" style:family="paragraph" style:parent-style-name="Standard">
      <style:paragraph-properties fo:margin-top="0.494cm" fo:margin-bottom="0.494cm" loext:contextual-spacing="false"/>
    </style:style>
    <style:style style:name="P14" style:family="paragraph" style:parent-style-name="Standard" style:list-style-name="WWNum1">
      <style:paragraph-properties fo:margin-top="0.494cm" fo:margin-bottom="0.494cm" loext:contextual-spacing="false"/>
    </style:style>
    <style:style style:name="P15" style:family="paragraph" style:parent-style-name="Standard">
      <style:paragraph-properties fo:margin-left="0cm" fo:margin-right="0cm" fo:line-height="150%" fo:text-indent="1.249cm" style:auto-text-indent="false"/>
    </style:style>
    <style:style style:name="P16" style:family="paragraph" style:parent-style-name="Standard">
      <style:paragraph-properties fo:margin-left="0.635cm" fo:margin-right="0cm" fo:line-height="150%" fo:text-indent="0cm" style:auto-text-indent="false"/>
    </style:style>
    <style:style style:name="P17" style:family="paragraph" style:parent-style-name="Standard" style:master-page-name="Standard">
      <style:paragraph-properties fo:line-height="150%" fo:text-align="center" style:justify-single-word="false" style:page-number="auto"/>
    </style:style>
    <style:style style:name="P18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19" style:family="paragraph" style:parent-style-name="List_20_Paragraph">
      <style:paragraph-properties fo:line-height="150%"/>
    </style:style>
    <style:style style:name="P20" style:family="paragraph" style:parent-style-name="List_20_Paragraph" style:list-style-name="WWNum2">
      <style:paragraph-properties fo:line-height="150%"/>
    </style:style>
    <style:style style:name="P21" style:family="paragraph" style:parent-style-name="List_20_Paragraph" style:list-style-name="WWNum3">
      <style:paragraph-properties fo:line-height="150%"/>
    </style:style>
    <style:style style:name="P22" style:family="paragraph" style:parent-style-name="List_20_Paragraph" style:list-style-name="WWNum3">
      <style:paragraph-properties fo:line-height="150%"/>
      <style:text-properties officeooo:paragraph-rsid="001ae0a7"/>
    </style:style>
    <style:style style:name="P23" style:family="paragraph" style:parent-style-name="List_20_Paragraph" style:list-style-name="WWNum5">
      <style:paragraph-properties fo:line-height="150%"/>
    </style:style>
    <style:style style:name="P24" style:family="paragraph" style:parent-style-name="List_20_Paragraph">
      <style:paragraph-properties fo:line-height="150%"/>
      <style:text-properties fo:font-size="14pt" fo:language="en" fo:country="US" fo:font-weight="bold" style:font-size-asian="14pt" style:font-weight-asian="bold" style:font-size-complex="14pt"/>
    </style:style>
    <style:style style:name="P25" style:family="paragraph" style:parent-style-name="List_20_Paragraph">
      <style:paragraph-properties fo:margin-left="1.27cm" fo:margin-right="0cm" fo:line-height="150%" fo:text-indent="1.228cm" style:auto-text-indent="false"/>
    </style:style>
    <style:style style:name="T1" style:family="text">
      <style:text-properties fo:text-transform="uppercase" fo:font-size="14pt" fo:font-weight="bold" style:font-size-asian="14pt" style:font-weight-asian="bold" style:font-size-complex="14pt"/>
    </style:style>
    <style:style style:name="T2" style:family="text">
      <style:text-properties fo:text-transform="uppercase" fo:font-size="14pt" fo:font-weight="bold" style:font-size-asian="14pt" style:font-weight-asian="bold" style:font-size-complex="14pt" fo:background-color="#ffff00"/>
    </style:style>
    <style:style style:name="T3" style:family="text">
      <style:text-properties fo:text-transform="uppercase" style:font-size-complex="14pt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style:font-size-asian="14pt" style:font-size-complex="14pt" style:font-weight-complex="bold"/>
    </style:style>
    <style:style style:name="T7" style:family="text">
      <style:text-properties fo:font-size="14pt" officeooo:rsid="001ae0a7" style:font-size-asian="14pt" style:font-size-complex="14pt"/>
    </style:style>
    <style:style style:name="T8" style:family="text">
      <style:text-properties fo:font-size="14pt" fo:language="en" fo:country="US" style:font-size-asian="14pt" style:font-size-complex="14pt"/>
    </style:style>
    <style:style style:name="T9" style:family="text">
      <style:text-properties fo:font-size="14pt" fo:language="en" fo:country="US" officeooo:rsid="001ae0a7" style:font-size-asian="14pt" style:font-size-complex="14pt"/>
    </style:style>
    <style:style style:name="T10" style:family="text">
      <style:text-properties fo:font-size="14pt" fo:language="en" fo:country="US" fo:font-weight="bold" style:font-size-asian="14pt" style:font-weight-asian="bold" style:font-size-complex="14pt"/>
    </style:style>
    <style:style style:name="T11" style:family="text">
      <style:text-properties fo:font-size="14pt" fo:language="en" fo:country="US" style:text-underline-style="solid" style:text-underline-width="auto" style:text-underline-color="font-color" fo:font-weight="bold" style:font-size-asian="14pt" style:font-weight-asian="bold" style:font-size-complex="14pt"/>
    </style:style>
    <style:style style:name="T12" style:family="text">
      <style:text-properties fo:font-size="14pt" fo:language="en" fo:country="none" fo:font-weight="bold" style:font-size-asian="14pt" style:font-weight-asian="bold" style:font-size-complex="14pt"/>
    </style:style>
    <style:style style:name="T13" style:family="text">
      <style:text-properties fo:font-size="14pt" fo:language="en" fo:country="none" style:font-size-asian="14pt" style:font-size-complex="14pt"/>
    </style:style>
    <style:style style:name="T14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15" style:family="text">
      <style:text-properties fo:color="#ff0000" fo:font-size="14pt" fo:font-weight="bold" style:font-size-asian="14pt" style:font-weight-asian="bold" style:font-size-complex="14pt"/>
    </style:style>
    <style:style style:name="T16" style:family="text">
      <style:text-properties fo:color="#000000" fo:font-size="14pt" fo:font-weight="bold" style:font-size-asian="14pt" style:font-weight-asian="bold" style:font-size-complex="14pt"/>
    </style:style>
    <style:style style:name="T17" style:family="text">
      <style:text-properties fo:font-variant="normal" fo:text-transform="none" fo:font-size="14pt" style:font-size-asian="14pt" style:font-size-complex="14pt"/>
    </style:style>
    <style:style style:name="T18" style:family="text">
      <style:text-properties fo:font-variant="normal" fo:text-transform="none" fo:font-size="14pt" fo:language="en" fo:country="US" style:font-size-asian="14pt" style:font-size-complex="14pt"/>
    </style:style>
    <style:style style:name="T19" style:family="text">
      <style:text-properties style:font-name="Tahoma" fo:font-size="14pt" fo:language="en" fo:country="none" style:font-size-asian="14pt" style:font-name-complex="Tahoma1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1">МИНОБРНАУКИ РОССИИ</text:span></text:p>
      <text:p text:style-name="P2"><text:span text:style-name="T1">Санкт-Петербургский государственный</text:span></text:p>
      <text:p text:style-name="P2"><text:span text:style-name="T1">электротехнический университет</text:span></text:p>
      <text:p text:style-name="P2"><text:span text:style-name="T1">«ЛЭТИ» им. В.И. Ульянова (Ленина)</text:span></text:p>
      <text:p text:style-name="P2"><text:span text:style-name="T4">Кафедра МОЭВМ</text:span></text:p>
      <text:p text:style-name="P3"/>
      <text:p text:style-name="P6"/>
      <text:p text:style-name="P6"/>
      <text:p text:style-name="P6"/>
      <text:p text:style-name="P6"/>
      <text:p text:style-name="P6"/>
      <text:p text:style-name="P6"/>
      <text:p text:style-name="P18"><text:span text:style-name="Book_20_Title"><text:span text:style-name="T3">отчет</text:span></text:span></text:p>
      <text:p text:style-name="P2"><text:span text:style-name="T4">по лабораторной работе</text:span><text:span text:style-name="T15"> </text:span><text:span text:style-name="T4">№1</text:span></text:p>
      <text:p text:style-name="P2"><text:span text:style-name="T4">по дисциплине </text:span><text:span text:style-name="T16">«</text:span><text:span text:style-name="T4">Программирование</text:span><text:span text:style-name="T16">»</text:span></text:p>
      <text:p text:style-name="P2"><text:span text:style-name="Book_20_Title"><text:span text:style-name="T17">Тема: Создание </text:span></text:span><text:span text:style-name="Book_20_Title"><text:span text:style-name="T18">Makefile</text:span></text:span><text:span text:style-name="Book_20_Title"><text:span text:style-name="T17"> и управление кодом с помощью </text:span></text:span><text:span text:style-name="Book_20_Title"><text:span text:style-name="T18">git</text:span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Standard"><text:span text:style-name="T5">Студент гр. </text:span><text:span text:style-name="T8">6304</text:span></text:p>
          </table:table-cell>
          <table:table-cell table:style-name="Таблица1.B1" office:value-type="string">
            <text:p text:style-name="P4"/>
          </table:table-cell>
          <table:table-cell table:style-name="Таблица1.C1" office:value-type="string">
            <text:p text:style-name="P11"><text:span text:style-name="T5">Некрасов Н. А.</text:span></text:p>
          </table:table-cell>
        </table:table-row>
        <table:table-row table:style-name="Таблица1.1">
          <table:table-cell table:style-name="Таблица1.A1" office:value-type="string">
            <text:p text:style-name="Standard"><text:span text:style-name="T5">Преподаватель</text:span></text:p>
          </table:table-cell>
          <table:table-cell table:style-name="Таблица1.B2" office:value-type="string">
            <text:p text:style-name="P4"/>
          </table:table-cell>
          <table:table-cell table:style-name="Таблица1.C1" office:value-type="string">
            <text:p text:style-name="P9"><text:span text:style-name="T5">Кринкин К.В.</text:span></text:p>
          </table:table-cell>
        </table:table-row>
      </table:table>
      <text:p text:style-name="P7"/>
      <text:p text:style-name="P7"/>
      <text:p text:style-name="P2"><text:span text:style-name="T6">Санкт-Петербург</text:span></text:p>
      <text:p text:style-name="P2"><text:span text:style-name="T6">2016</text:span></text:p>
      <text:p text:style-name="P10"/>
      <text:p text:style-name="Standard"><text:soft-page-break/><text:span text:style-name="T4">Цель</text:span><text:span text:style-name="T5"> </text:span></text:p>
      <text:p text:style-name="P4"/>
      <text:p text:style-name="Standard"><text:span text:style-name="T5">Научиться создавать </text:span><text:span text:style-name="T8">makefile</text:span><text:span text:style-name="T5"> и управлять кодом с помощью </text:span><text:span text:style-name="T8">git</text:span><text:span text:style-name="T5">.</text:span></text:p>
      <text:p text:style-name="P13"><text:span text:style-name="T4">Задание</text:span></text:p>
      <text:p text:style-name="P13"><text:span text:style-name="T5">1. Создайте проект, состоящий из пяти файлов: </text:span><text:span text:style-name="T12">main</text:span><text:span text:style-name="T4">.</text:span><text:span text:style-name="T12">c</text:span><text:span text:style-name="T5">,</text:span><text:span text:style-name="T13"> </text:span><text:span text:style-name="T12">print</text:span><text:span text:style-name="T4">_</text:span><text:span text:style-name="T12">str</text:span><text:span text:style-name="T4">.</text:span><text:span text:style-name="T12">c</text:span><text:span text:style-name="T5">, </text:span><text:span text:style-name="T12">get</text:span><text:span text:style-name="T4">_</text:span><text:span text:style-name="T12">name</text:span><text:span text:style-name="T4">.</text:span><text:span text:style-name="T12">c</text:span><text:span text:style-name="T5">,</text:span><text:span text:style-name="T13"> </text:span><text:span text:style-name="T12">print</text:span><text:span text:style-name="T4">_</text:span><text:span text:style-name="T12">str</text:span><text:span text:style-name="T4">.</text:span><text:span text:style-name="T12">h</text:span><text:span text:style-name="T5">,</text:span><text:span text:style-name="T13"> </text:span><text:span text:style-name="T12">get</text:span><text:span text:style-name="T4">_</text:span><text:span text:style-name="T12">name</text:span><text:span text:style-name="T4">.</text:span><text:span text:style-name="T12">h</text:span><text:span text:style-name="T5"> в каталоге, имя которого содержит Ваше имя, Фамилию и номер лабораторной.</text:span></text:p>
      <text:list xml:id="list6627369965524709117" text:style-name="WWNum1">
        <text:list-item>
          <text:p text:style-name="P14"><text:span text:style-name="T5">Файл</text:span><text:span text:style-name="T13"> </text:span><text:span text:style-name="T12">get</text:span><text:span text:style-name="T4">_</text:span><text:span text:style-name="T12">name</text:span><text:span text:style-name="T4">.</text:span><text:span text:style-name="T12">c</text:span><text:span text:style-name="T5"> должен содержать описание функции, которая считывает из входного потока имя пользователя и возвращает его.</text:span></text:p>
        </text:list-item>
        <text:list-item>
          <text:p text:style-name="P14"><text:span text:style-name="T5">Файл </text:span><text:span text:style-name="T12">get</text:span><text:span text:style-name="T4">_</text:span><text:span text:style-name="T12">name</text:span><text:span text:style-name="T4">.</text:span><text:span text:style-name="T12">h</text:span><text:span text:style-name="T5"> должен содержать прототип функции, которая считывает из входного потока имя пользователя и возвращает его.</text:span></text:p>
        </text:list-item>
        <text:list-item>
          <text:p text:style-name="P14"><text:span text:style-name="T5">Файл</text:span><text:span text:style-name="T13"> </text:span><text:span text:style-name="T12">print</text:span><text:span text:style-name="T4">_</text:span><text:span text:style-name="T12">str</text:span><text:span text:style-name="T4">.</text:span><text:span text:style-name="T12">c</text:span><text:span text:style-name="T5"> должен содержать описание функции, которая принимает в качестве аргумента строку и выводит её (функция ничего не возвращает).</text:span></text:p>
        </text:list-item>
        <text:list-item>
          <text:p text:style-name="P14"><text:span text:style-name="T5">Файл </text:span><text:span text:style-name="T12">print</text:span><text:span text:style-name="T4">_</text:span><text:span text:style-name="T12">str</text:span><text:span text:style-name="T4">.</text:span><text:span text:style-name="T12">h</text:span><text:span text:style-name="T5"> должен содержать прототип функции, которая принимает в качестве аргумента строку и выводит её (функция ничего не возвращает).</text:span></text:p>
        </text:list-item>
        <text:list-item>
          <text:p text:style-name="P14"><text:span text:style-name="T5">Файл </text:span><text:span text:style-name="T12">main</text:span><text:span text:style-name="T4">.</text:span><text:span text:style-name="T12">c</text:span><text:span text:style-name="T5"> содержит главную функцию, которая вызывает функцию из файла</text:span><text:span text:style-name="T13"> </text:span><text:span text:style-name="T12">get</text:span><text:span text:style-name="T4">_</text:span><text:span text:style-name="T12">name</text:span><text:span text:style-name="T4">.</text:span><text:span text:style-name="T12">h</text:span><text:span text:style-name="T5">, добавляет к результату выполнения функции строку “</text:span><text:span text:style-name="T13">Hello</text:span><text:span text:style-name="T5">,” и передает полученную строку в функцию вывода стро</text:span><text:span text:style-name="T19">﻿</text:span><text:span text:style-name="T5">ки из</text:span><text:span text:style-name="T13"> </text:span><text:span text:style-name="T12">print</text:span><text:span text:style-name="T4">_</text:span><text:span text:style-name="T12">str</text:span><text:span text:style-name="T4">.</text:span><text:span text:style-name="T12">h</text:span><text:span text:style-name="T5">.</text:span></text:p>
        </text:list-item>
      </text:list>
      <text:p text:style-name="P13"><text:span text:style-name="T5">2. После того, как Ваш проект будет готов, создайте для него </text:span><text:span text:style-name="T13">Makefile</text:span>. </text:p>
      <text:p text:style-name="P1"><text:span text:style-name="T4">Содержание</text:span></text:p>
      <text:list xml:id="list4395019674125056364" text:style-name="WWNum2">
        <text:list-item>
          <text:p text:style-name="P20"><text:span text:style-name="T10">Makefile</text:span></text:p>
        </text:list-item>
      </text:list>
      <text:p text:style-name="P1"><text:span text:style-name="T8">main: get_name.o print_str.o main.o</text:span></text:p>
      <text:p text:style-name="P15"><text:span text:style-name="T8">gcc main.o -o main <text:s/>get_name.o print_str.o </text:span></text:p>
      <text:p text:style-name="P1"><text:span text:style-name="T5"><text:s text:c="2"/></text:span><text:span text:style-name="T7">##</text:span><text:span text:style-name="T5">Линковка</text:span></text:p>
      <text:p text:style-name="P1"><text:span text:style-name="T7"><text:s text:c="2"/>##</text:span><text:span text:style-name="T5">Исполняемый файл – main</text:span></text:p>
      <text:p text:style-name="P25"><text:span text:style-name="T8">rm</text:span><text:span text:style-name="T5"> *.</text:span><text:span text:style-name="T8">o</text:span></text:p>
      <text:p text:style-name="P1"><text:span text:style-name="T5"/></text:p>
      <text:p text:style-name="P1"><text:span text:style-name="T8">main</text:span><text:span text:style-name="T5">.</text:span><text:span text:style-name="T8">o</text:span><text:span text:style-name="T5">: </text:span><text:span text:style-name="T8">main</text:span><text:span text:style-name="T5">.</text:span><text:span text:style-name="T8">c</text:span></text:p>
      <text:p text:style-name="P15"><text:span text:style-name="T8">gcc</text:span><text:span text:style-name="T5"> -</text:span><text:span text:style-name="T8">c</text:span><text:span text:style-name="T5"> </text:span><text:span text:style-name="T8">main</text:span><text:span text:style-name="T5">.</text:span><text:span text:style-name="T8">c</text:span><text:span text:style-name="T5"> </text:span></text:p>
      <text:p text:style-name="P1"><text:soft-page-break/><text:span text:style-name="T7">##</text:span><text:span text:style-name="T5">Создание объектного файла main</text:span></text:p>
      <text:p text:style-name="P1"><text:span text:style-name="T8">get_name.o: get_name.c get_name.h</text:span></text:p>
      <text:p text:style-name="P15"><text:span text:style-name="T8">gcc -c get_name.c <text:s/></text:span></text:p>
      <text:p text:style-name="P1"><text:span text:style-name="T7">##</text:span><text:span text:style-name="T5">Создание</text:span><text:span text:style-name="T8"> </text:span><text:span text:style-name="T5">объектного</text:span><text:span text:style-name="T8"> </text:span><text:span text:style-name="T5">файла</text:span><text:span text:style-name="T8"> get_name</text:span></text:p>
      <text:p text:style-name="P1"><text:span text:style-name="T8">print_str.o: print_str.c print_str.h</text:span></text:p>
      <text:p text:style-name="P19"><text:span text:style-name="T8"><text:tab/> gcc -c print_str.c </text:span></text:p>
      <text:p text:style-name="P1"><text:span text:style-name="T8"><text:s/></text:span><text:span text:style-name="T9">##</text:span><text:span text:style-name="T5">Создание</text:span><text:span text:style-name="T8"> </text:span><text:span text:style-name="T5">объектного</text:span><text:span text:style-name="T8"> </text:span><text:span text:style-name="T5">файла</text:span><text:span text:style-name="T8"> print_str</text:span></text:p>
      <text:p text:style-name="P1"><text:span text:style-name="T5">clean: </text:span></text:p>
      <text:p text:style-name="P15"><text:span text:style-name="T5">rm *.o</text:span></text:p>
      <text:list xml:id="list163623928743700" text:continue-numbering="true" text:style-name="WWNum2">
        <text:list-item>
          <text:p text:style-name="P20"><text:span text:style-name="T4">Работа с </text:span><text:span text:style-name="T10">git</text:span></text:p>
        </text:list-item>
      </text:list>
      <text:list xml:id="list3545847881845655624" text:style-name="WWNum3">
        <text:list-item>
          <text:p text:style-name="P22"><text:span text:style-name="T8">Git</text:span><text:span text:style-name="T5"> </text:span><text:span text:style-name="T8">clone</text:span><text:span text:style-name="T5"> </text:span><text:span text:style-name="T7">https://github.com/moevm/pr1-2016-6304</text:span><text:span text:style-name="T5"> - </text:span><text:span text:style-name="T7">копируем репозиторий для локальной работы.</text:span></text:p>
        </text:list-item>
        <text:list-item>
          <text:p text:style-name="P21"><text:span text:style-name="T8">Git</text:span><text:span text:style-name="T5"> </text:span><text:span text:style-name="T8">checkout</text:span><text:span text:style-name="T5"> –</text:span><text:span text:style-name="T8">b</text:span><text:span text:style-name="T5"> “</text:span><text:span text:style-name="T9">Nekrasov_Nikita</text:span><text:span text:style-name="T5">_</text:span><text:span text:style-name="T8">L</text:span><text:span text:style-name="T5">_1” </text:span><text:span text:style-name="T7">создание ветки, следующей от master.</text:span></text:p>
        </text:list-item>
        <text:list-item>
          <text:p text:style-name="P21"><text:span text:style-name="T8">Git</text:span><text:span text:style-name="T5"> </text:span><text:span text:style-name="T8">push</text:span><text:span text:style-name="T5"> </text:span><text:span text:style-name="T8">origin</text:span><text:span text:style-name="T5"> “</text:span><text:span text:style-name="T7">Nekrasov_Nikita_</text:span><text:span text:style-name="T8">L</text:span><text:span text:style-name="T5">_1” </text:span><text:span text:style-name="T7">отправляем изменения.</text:span></text:p>
        </text:list-item>
        <text:list-item>
          <text:p text:style-name="P21"><text:span text:style-name="T8">Git</text:span><text:span text:style-name="T5"> </text:span><text:span text:style-name="T8">add</text:span><text:span text:style-name="T5"> *.</text:span><text:span text:style-name="T8">c</text:span><text:span text:style-name="T5"> *.</text:span><text:span text:style-name="T8">h</text:span><text:span text:style-name="T5"> </text:span><text:span text:style-name="T8">makefile</text:span><text:span text:style-name="T5"> индексируем изменения;</text:span></text:p>
        </text:list-item>
        <text:list-item>
          <text:p text:style-name="P21"><text:span text:style-name="T8">Git</text:span><text:span text:style-name="T5"> </text:span><text:span text:style-name="T8">commit</text:span><text:span text:style-name="T5"> –</text:span><text:span text:style-name="T8">m</text:span><text:span text:style-name="T5"> “</text:span><text:span text:style-name="T8">L</text:span><text:span text:style-name="T5">_1” создадим коммит наших изменений;</text:span></text:p>
        </text:list-item>
        <text:list-item>
          <text:p text:style-name="P21"><text:span text:style-name="T8">Git</text:span><text:span text:style-name="T5"> </text:span><text:span text:style-name="T8">push</text:span><text:span text:style-name="T5"> </text:span><text:span text:style-name="T8">origin</text:span><text:span text:style-name="T5"> отправим изменения на репозиторий;</text:span></text:p>
        </text:list-item>
        <text:list-item>
          <text:p text:style-name="P21"><text:span text:style-name="T5">Создадим</text:span><text:span text:style-name="T8"> pull request </text:span><text:span text:style-name="T5">в</text:span><text:span text:style-name="T8"> </text:span><text:span text:style-name="T5">ветку</text:span><text:span text:style-name="T8"> master.</text:span></text:p>
        </text:list-item>
      </text:list>
      <text:p text:style-name="P8"/>
      <text:p text:style-name="P1"><text:span text:style-name="T4">Вывод</text:span><text:span text:style-name="T5"> </text:span></text:p>
      <text:p text:style-name="P12"><text:span text:style-name="T5">Результатом данной лабораторной стало получение навыков работы с репозиторием, а также навыка создание компоновочного файла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text-indent="1.251cm" style:auto-text-indent="false">
        <style:tab-stops>
          <style:tab-stop style:position="1.251cm"/>
        </style:tab-stops>
      </style:paragraph-properties>
      <style:text-properties fo:font-size="14pt" style:font-size-asian="14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Times14_5f_РИО2_20_Знак" style:display-name="Times14_РИО2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font-size="14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ybin Alexender</meta:initial-creator>
    <meta:editing-cycles>5</meta:editing-cycles>
    <meta:creation-date>2016-09-25T11:53:00</meta:creation-date>
    <dc:date>2016-09-25T16:36:22.196063668</dc:date>
    <meta:editing-duration>PT20M30S</meta:editing-duration>
    <meta:generator>LibreOffice/5.1.4.2$Linux_X86_64 LibreOffice_project/10m0$Build-2</meta:generator>
    <meta:document-statistic meta:table-count="1" meta:image-count="0" meta:object-count="0" meta:page-count="3" meta:paragraph-count="53" meta:word-count="320" meta:character-count="2354" meta:non-whitespace-character-count="2083"/>
    <meta:user-defined meta:name="AppVersion">14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